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d4ff5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style:snap-to-layout-grid="false"/>
      <style:text-properties officeooo:rsid="001f9a0d" officeooo:paragraph-rsid="001f9a0d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rsid="0027332c" officeooo:paragraph-rsid="0027332c" style:font-style-asian="italic" style:language-complex="ar" style:country-complex="SA" style:font-weight-complex="bold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7332c" officeooo:paragraph-rsid="0027332c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P14" style:family="paragraph" style:parent-style-name="Standard" style:master-page-name="Standard">
      <style:paragraph-properties style:page-number="auto"/>
      <style:text-properties style:font-name="Book Antiqua" officeooo:rsid="002b6812" officeooo:paragraph-rsid="002b6812"/>
    </style:style>
    <style:style style:name="P15" style:family="paragraph" style:parent-style-name="Standard" style:list-style-name="L2">
      <style:paragraph-properties style:snap-to-layout-grid="false"/>
      <style:text-properties officeooo:rsid="000ff80e" officeooo:paragraph-rsid="002d4ff5"/>
    </style:style>
    <style:style style:name="P1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2c35b7"/>
    </style:style>
    <style:style style:name="P1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fo:language="es" fo:country="ES" officeooo:rsid="002d4ff5" officeooo:paragraph-rsid="002d4ff5" style:language-complex="ar" style:country-complex="SA"/>
    </style:style>
    <style:style style:name="P18" style:family="paragraph" style:parent-style-name="Standard">
      <style:paragraph-properties style:snap-to-layout-grid="false"/>
      <style:text-properties fo:color="#000000" fo:font-weight="normal" officeooo:rsid="000ff80e" officeooo:paragraph-rsid="002c35b7" style:font-weight-asian="normal" style:font-weight-complex="normal"/>
    </style:style>
    <style:style style:name="P19" style:family="paragraph" style:parent-style-name="Standard" style:list-style-name="L2">
      <style:paragraph-properties style:snap-to-layout-grid="false"/>
      <style:text-properties fo:color="#000000" officeooo:rsid="002157ff" officeooo:paragraph-rsid="002d4ff5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style:snap-to-layout-grid="false"/>
      <style:text-properties officeooo:paragraph-rsid="00305ba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05baf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2pt" fo:font-style="normal" style:text-underline-style="none" fo:font-weight="normal" officeooo:rsid="0027332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ff" fo:font-weight="bold" officeooo:rsid="001f9a0d" style:font-weight-asian="bold" style:font-weight-complex="bold"/>
    </style:style>
    <style:style style:name="T10" style:family="text">
      <style:text-properties fo:color="#0000ff" fo:font-weight="bold" officeooo:rsid="0026d57f" style:font-weight-asian="bold" style:font-weight-complex="bold"/>
    </style:style>
    <style:style style:name="T11" style:family="text">
      <style:text-properties fo:color="#0000ff" fo:font-weight="bold" officeooo:rsid="002c5024" style:font-weight-asian="bold" style:font-weight-complex="bold"/>
    </style:style>
    <style:style style:name="T12" style:family="text">
      <style:text-properties fo:color="#0000ff" fo:font-weight="bold" officeooo:rsid="000ff80e" style:font-weight-asian="bold" style:font-weight-complex="bold"/>
    </style:style>
    <style:style style:name="T13" style:family="text">
      <style:text-properties fo:color="#0000ff" fo:font-weight="bold" officeooo:rsid="002ebcdb" style:font-weight-asian="bold" style:font-weight-complex="bold"/>
    </style:style>
    <style:style style:name="T14" style:family="text">
      <style:text-properties fo:color="#0000ff" fo:font-weight="bold" officeooo:rsid="00305baf" style:font-weight-asian="bold" style:font-weight-complex="bold"/>
    </style:style>
    <style:style style:name="T15" style:family="text">
      <style:text-properties fo:color="#0000ff" fo:font-weight="bold" officeooo:rsid="001bf953" style:font-weight-asian="bold"/>
    </style:style>
    <style:style style:name="T16" style:family="text">
      <style:text-properties fo:color="#0000ff" fo:font-weight="bold" officeooo:rsid="002c5024" style:font-weight-asian="bold"/>
    </style:style>
    <style:style style:name="T17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8" style:family="text">
      <style:text-properties fo:color="#0000ff" style:text-line-through-style="none" style:font-name="Times New Roman" fo:font-size="12pt" fo:font-style="normal" style:text-underline-style="none" fo:font-weight="bold" officeooo:rsid="002c5024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9" style:family="text">
      <style:text-properties fo:color="#0000ff" officeooo:rsid="00305baf"/>
    </style:style>
    <style:style style:name="T20" style:family="text">
      <style:text-properties officeooo:rsid="001f9a0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bf953" style:font-weight-asian="normal" style:font-weight-complex="normal"/>
    </style:style>
    <style:style style:name="T23" style:family="text">
      <style:text-properties fo:font-weight="normal" officeooo:rsid="000f7be7" style:font-weight-asian="normal" style:font-weight-complex="normal"/>
    </style:style>
    <style:style style:name="T24" style:family="text">
      <style:text-properties fo:font-weight="normal" officeooo:rsid="002b6812" style:font-weight-asian="normal" style:font-weight-complex="normal"/>
    </style:style>
    <style:style style:name="T25" style:family="text">
      <style:text-properties fo:font-weight="normal" officeooo:rsid="000ff80e" style:font-weight-asian="normal" style:font-weight-complex="normal"/>
    </style:style>
    <style:style style:name="T26" style:family="text">
      <style:text-properties fo:font-weight="normal" officeooo:rsid="002d4ff5" style:font-weight-asian="normal" style:font-weight-complex="normal"/>
    </style:style>
    <style:style style:name="T27" style:family="text">
      <style:text-properties fo:font-weight="normal" officeooo:rsid="0012b22a" style:font-weight-asian="normal" style:font-weight-complex="normal"/>
    </style:style>
    <style:style style:name="T28" style:family="text">
      <style:text-properties fo:font-weight="normal" officeooo:rsid="002c5024" style:font-weight-asian="normal" style:font-weight-complex="normal"/>
    </style:style>
    <style:style style:name="T29" style:family="text">
      <style:text-properties fo:font-weight="normal" officeooo:rsid="002ebcdb" style:font-weight-asian="normal" style:font-weight-complex="normal"/>
    </style:style>
    <style:style style:name="T30" style:family="text">
      <style:text-properties fo:font-weight="normal" officeooo:rsid="00305baf" style:font-weight-asian="normal" style:font-weight-complex="normal"/>
    </style:style>
    <style:style style:name="T31" style:family="text">
      <style:text-properties officeooo:rsid="000f7be7"/>
    </style:style>
    <style:style style:name="T32" style:family="text">
      <style:text-properties style:use-window-font-color="true" style:font-name="Times New Roman" officeooo:rsid="001f9a0d"/>
    </style:style>
    <style:style style:name="T33" style:family="text">
      <style:text-properties officeooo:rsid="0027332c"/>
    </style:style>
    <style:style style:name="T34" style:family="text">
      <style:text-properties fo:language="es" fo:country="ES" style:language-complex="ar" style:country-complex="SA"/>
    </style:style>
    <style:style style:name="T35" style:family="text">
      <style:text-properties fo:language="es" fo:country="ES" officeooo:rsid="002c35b7" style:language-complex="ar" style:country-complex="SA"/>
    </style:style>
    <style:style style:name="T36" style:family="text">
      <style:text-properties fo:language="es" fo:country="ES" officeooo:rsid="002c5024" style:language-complex="ar" style:country-complex="SA"/>
    </style:style>
    <style:style style:name="T37" style:family="text">
      <style:text-properties fo:language="es" fo:country="ES" officeooo:rsid="002d4ff5" style:language-complex="ar" style:country-complex="SA"/>
    </style:style>
    <style:style style:name="T38" style:family="text">
      <style:text-properties fo:language="es" fo:country="ES" officeooo:rsid="00305baf" style:language-complex="ar" style:country-complex="SA"/>
    </style:style>
    <style:style style:name="T39" style:family="text">
      <style:text-properties officeooo:rsid="000ff80e"/>
    </style:style>
    <style:style style:name="T40" style:family="text">
      <style:text-properties officeooo:rsid="002d4ff5"/>
    </style:style>
    <style:style style:name="T41" style:family="text">
      <style:text-properties officeooo:rsid="00305b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26">Asignar</text:span><text:span text:style-name="T24"> </text:span><text:span text:style-name="T29">Roles</text:span></text:p>
          </table:table-cell>
          <table:table-cell table:style-name="Tabla1.B1" office:value-type="string">
            <text:p text:style-name="P3"><text:span text:style-name="T1">Nro. de Caso de Uso:</text:span> <text:span text:style-name="T9">SGC-ADM-02-</text:span><text:span text:style-name="T10">0</text:span><text:span text:style-name="T13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32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40">Asignar Roles al identificador recibido (proyecto o fase)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T20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33">Se han asignado los roles al identificador.</text:span></text:p>
          </table:table-cell>
          <table:covered-table-cell/>
        </table:table-row>
      </table:table>
      <text:p text:style-name="P9"><text:span text:style-name="UC_5f_NormalAzul_20_Car"><text:span text:style-name="T3"/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5">CURSO NORMAL (Camino Exitoso)</text:span><text:span text:style-name="T4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9149691473589454478" text:style-name="L2">
              <text:list-item>
                <text:p text:style-name="P15"><text:span text:style-name="T27">D</text:span><text:span text:style-name="T21">espliega una </text:span><text:span text:style-name="T26">interfaz “Asignar </text:span><text:span text:style-name="T30">Roles</text:span><text:span text:style-name="T26">” <text:s/>en forma de </text:span><text:span text:style-name="T21">lista, </text:span><text:span text:style-name="T26">que contienen </text:span><text:span text:style-name="T21">los </text:span><text:span text:style-name="T30">Roles</text:span><text:span text:style-name="T21"> existentes en el sistema </text:span><text:span text:style-name="T27">con los siguientes atributos:<text:line-break/>“Identificador del </text:span><text:span text:style-name="T30">Rol</text:span><text:span text:style-name="T27">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5459673887135" text:continue-numbering="true" text:style-name="L2">
              <text:list-item>
                <text:p text:style-name="P16"><text:span text:style-name="T37">S</text:span><text:span text:style-name="T34">elecciona </text:span><text:span text:style-name="T37">todos</text:span><text:span text:style-name="T34"> </text:span><text:span text:style-name="T35">los </text:span><text:span text:style-name="T38">Roles</text:span><text:span text:style-name="T34"> de la lista oprimiendo el nombre de </text:span><text:span text:style-name="T37">los</text:span><text:span text:style-name="T34"> </text:span><text:span text:style-name="T38">Roles</text:span><text:span text:style-name="T34"> en la lista. </text:span>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list xml:id="list145460121805955" text:continue-numbering="true" text:style-name="L2">
              <text:list-item>
                <text:p text:style-name="P17">Oprime el botón “Aceptar”.</text:p>
              </text:list-item>
            </text:list>
          </table:table-cell>
          <table:table-cell table:style-name="Tabla2.B5" office:value-type="string">
            <text:p text:style-name="P18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list xml:id="list145459548032085" text:continue-numbering="true" text:style-name="L2">
              <text:list-item>
                <text:p text:style-name="P19"><text:span text:style-name="T39">El sistema asigna los Roles seleccionados al identificador de la interfaz de anterior </text:span><text:span text:style-name="T25">para su uso posterior.</text:span>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7">A1. Cancelar</text:p>
            <text:p text:style-name="P13"><text:span text:style-name="Default_20_Paragraph_20_Font"><text:span text:style-name="T6">En el paso </text:span></text:span><text:span text:style-name="Default_20_Paragraph_20_Font"><text:span text:style-name="T7">2 o 3</text:span></text:span><text:span text:style-name="Default_20_Paragraph_20_Font"><text:span text:style-name="T6">, <text:s/>el Usuario hace clic en el botón “Cancelar”, no se realizará ninguna acción y se volverá a la interfaz anterior. </text:span></text:span><text:span text:style-name="Default_20_Paragraph_20_Font"><text:span text:style-name="T17">SGC-</text:span></text:span><text:span text:style-name="Default_20_Paragraph_20_Font"><text:span text:style-name="T18">ADM-02</text:span></text:span><text:span text:style-name="Default_20_Paragraph_20_Font"><text:span text:style-name="T6">)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2.1-<text:span text:style-name="T31">Error de conexión con la base de datos. </text:span><text:span text:style-name="T23">Se redirige a</text:span><text:span text:style-name="T22">l Caso de Uso</text:span><text:span text:style-name="T23"> </text:span><text:span text:style-name="T28">Crear Rol</text:span><text:span text:style-name="T22"> (ir al Caso de Uso </text:span><text:span text:style-name="T15">SGC-ADM-0</text:span><text:span text:style-name="T8">2-</text:span><text:span text:style-name="T16">01</text:span><text:span text:style-name="T22">)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21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  <text:p text:style-name="P21"><text:span text:style-name="T14">SGC-ADM-01-01</text:span><text:span text:style-name="T41">, </text:span></text:p>
            <text:p text:style-name="P21"><text:span text:style-name="T14">SGC-ADM-01-01-01, </text:span></text:p>
            <text:p text:style-name="P21"><text:span text:style-name="T14">SGC-ADM-02, </text:span></text:p>
            <text:p text:style-name="P21"><text:span text:style-name="T14">SGC-ADM-02-01</text:span>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ext:soft-page-break/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3</meta:editing-cycles>
    <meta:editing-duration>PT2H48M6S</meta:editing-duration>
    <dc:date>2014-03-16T14:54:58.691791243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8" meta:word-count="199" meta:character-count="1288" meta:non-whitespace-character-count="1109"/>
  </office:meta>
</office:document-meta>
</file>